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orphans="2" fo:widows="2" fo:text-indent="0cm" style:auto-text-indent="false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" style:family="paragraph" style:parent-style-name="Preformatted_20_Text">
      <style:paragraph-properties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9" style:family="paragraph" style:parent-style-name="Standard">
      <style:text-properties officeooo:rsid="00104382" officeooo:paragraph-rsid="00104382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{ GoogleGenerativeAI } from "@google/generative-ai";</text:p>
      <text:p text:style-name="P5"/>
      <text:p text:style-name="P2">const genAI = new GoogleGenerativeAI(process.env.GEMINI_API_KEY);</text:p>
      <text:p text:style-name="P2">const model = genAI.getGenerativeModel({ model: "gemini-1.5-flash" });</text:p>
      <text:p text:style-name="P5"/>
      <text:p text:style-name="P2">export default async function gerarDescricaoComGemini(imageBuffer) {</text:p>
      <text:p text:style-name="P4"><text:s text:c="2"/><text:span text:style-name="T1">const prompt =</text:span></text:p>
      <text:p text:style-name="P4"><text:s text:c="4"/><text:span text:style-name="T1">"Gere uma descrição em português do brasil para a seguinte imagem";</text:span></text:p>
      <text:p text:style-name="P5"/>
      <text:p text:style-name="P4"><text:s text:c="2"/><text:span text:style-name="T1">try {</text:span></text:p>
      <text:p text:style-name="P4"><text:s text:c="4"/><text:span text:style-name="T1">const image = {</text:span></text:p>
      <text:p text:style-name="P4"><text:s text:c="6"/><text:span text:style-name="T1">inlineData: {</text:span></text:p>
      <text:p text:style-name="P4"><text:s text:c="8"/><text:span text:style-name="T1">data: imageBuffer.toString("base64"),</text:span></text:p>
      <text:p text:style-name="P4"><text:s text:c="8"/><text:span text:style-name="T1">mimeType: "image/png",</text:span></text:p>
      <text:p text:style-name="P4"><text:s text:c="6"/><text:span text:style-name="T1">},</text:span></text:p>
      <text:p text:style-name="P4"><text:s text:c="4"/><text:span text:style-name="T1">};</text:span></text:p>
      <text:p text:style-name="P4"><text:s text:c="4"/><text:span text:style-name="T1">const res = await model.generateContent([prompt, image]);</text:span></text:p>
      <text:p text:style-name="P4"><text:s text:c="4"/><text:span text:style-name="T1">return res.response.text() || "Alt-text não disponível.";</text:span></text:p>
      <text:p text:style-name="P4"><text:s text:c="2"/><text:span text:style-name="T1">} catch (erro) {</text:span></text:p>
      <text:p text:style-name="P4"><text:s text:c="4"/><text:span text:style-name="T1">console.error("Erro ao obter alt-text:", erro.message, erro);</text:span></text:p>
      <text:p text:style-name="P4"><text:s text:c="4"/><text:span text:style-name="T1">throw new Error("Erro ao obter o alt-text do Gemini.");</text:span></text:p>
      <text:p text:style-name="P4"><text:s text:c="2"/><text:span text:style-name="T1">}</text:span></text:p>
      <text:p text:style-name="P3">}</text:p>
      <text:p text:style-name="Standard"/>
      <text:p text:style-name="Standard"/>
      <text:p text:style-name="P9">Service.sh</text:p>
      <text:p text:style-name="Standard"/>
      <text:p text:style-name="P1">gcloud services enable run.googleapis.com</text:p>
      <text:p text:style-name="P2">gcloud services enable cloudbuild.googleapis.com</text:p>
      <text:p text:style-name="P3">gcloud services enable artifactregistry.googleapis.co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8:12:53.970000000</meta:creation-date>
    <dc:date>2024-11-22T18:14:47.518000000</dc:date>
    <meta:editing-duration>PT1M21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4" meta:word-count="98" meta:character-count="904" meta:non-whitespace-character-count="766"/>
  </office:meta>
</office:document-meta>
</file>